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C000001B43E2569A9E7D4662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78cm, 7.264cm, 1.968cm, 7.31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6.667cm" svg:x="7.35cm" svg:y="11.477cm">
          <draw:image xlink:href="Pictures/100000000000033C000001B43E2569A9E7D4662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27T11:48:35.370326683</dc:date>
    <meta:editing-duration>PT56S</meta:editing-duration>
    <meta:editing-cycles>1</meta:editing-cycles>
    <meta:generator>LibreOffice/7.3.3.2$Linux_X86_64 LibreOffice_project/30$Build-2</meta:generator>
    <meta:document-statistic meta:object-count="1"/>
  </office:meta>
</office:document-meta>
</file>